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/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/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/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/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/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/>
        </table:table-row>
        <table:table-row table:style-name="ro1">
          <table:table-cell/>
          <table:table-cell office:value-type="string">
            <text:p>整理databas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9]-[.D9]" office:value-type="float" office:value="30">
            <text:p>30</text:p>
          </table:table-cell>
          <table:table-cell table:formula="of:=[.D9]/[.C9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/>
          <table:table-cell table:formula="of:=[.C10]-[.D10]" office:value-type="float" office:value="5">
            <text:p>5</text:p>
          </table:table-cell>
          <table:table-cell table:formula="of:=[.D10]/[.C1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/>
          <table:table-cell table:formula="of:=[.C11]-[.D11]" office:value-type="float" office:value="15">
            <text:p>15</text:p>
          </table:table-cell>
          <table:table-cell table:formula="of:=[.D11]/[.C11]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人工分析</text:p>
          </table:table-cell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2:.D15])" office:value-type="float" office:value="212">
            <text:p>212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3">09/03/2011</text:date>, <text:time>17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03T17:23:25</dc:date>
    <dc:creator>b95119 </dc:creator>
    <meta:editing-duration>PT15H18M5S</meta:editing-duration>
    <meta:editing-cycles>32</meta:editing-cycles>
    <meta:generator>LibreOffice/3.3$Unix LibreOffice_project/330m19$Build-301</meta:generator>
    <meta:document-statistic meta:table-count="3" meta:cell-count="67" meta:object-count="0"/>
  </office:meta>
</office:document-meta>
</file>